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shapes>
          <draw:frame draw:z-index="0" draw:style-name="gr1" draw:text-style-name="P1" svg:width="159.99mm" svg:height="89.99mm" svg:x="68.74mm" svg:y="37.12mm">
            <draw:object draw:notify-on-update-of-ranges="Ark1.B9:Ark1.B11 Ark1.C9:Ark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8">
          <table:table-cell table:number-columns-repeated="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.00.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2T20:21:10.171999616</meta:creation-date>
    <dc:date>2022-08-22T20:44:08.292758557</dc:date>
    <meta:editing-duration>PT12M48S</meta:editing-duration>
    <meta:editing-cycles>1</meta:editing-cycles>
    <meta:document-statistic meta:table-count="1" meta:cell-count="6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87cm" svg:y="3.952cm" style:legend-expansion="high" chart:style-name="ch2"/>
        <chart:plot-area chart:style-name="ch3" table:cell-range-address="Ark1.B9:Ark1.C11" svg:x="0.32cm" svg:y="0.18cm" svg:width="10.047cm" svg:height="8.64cm">
          <chartooo:coordinate-region svg:x="0.941cm" svg:y="0.379cm" svg:width="9.0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C9:Ark1.C11" chart:class="chart:scatter">
            <chart:domain table:cell-range-address="Ark1.B9:Ark1.B11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  <table:table-cell office:value-type="string">
                <text:p>K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1.B9:Ark1.B11</svg:desc>
                </draw:g>
              </table:table-cell>
              <table:table-cell office:value-type="float" office:value="0">
                <text:p>0</text:p>
                <draw:g>
                  <svg:desc>Ark1.C9:Ark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0">
                <text:p>25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